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margin-top="0in" fo:margin-bottom="0in" fo:line-height="100%" fo:text-indent="0in" style:auto-text-indent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.9835in" fo:margin-right="0in" fo:margin-top="0in" fo:margin-bottom="0in" fo:line-height="100%" fo:text-indent="0in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25in" fo:margin-right="0in" fo:margin-top="0in" fo:margin-bottom="0in" fo:line-height="100%" fo:text-indent="0in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top="0in" fo:margin-bottom="0in" fo:line-height="100%"/>
      <style:text-properties fo:font-size="12pt" style:font-size-asian="12pt" style:font-size-complex="12pt"/>
    </style:style>
    <style:style style:name="P5" style:family="paragraph" style:parent-style-name="Standard" style:list-style-name="WW8Num6">
      <style:paragraph-properties fo:margin-top="0in" fo:margin-bottom="0in" fo:line-height="100%"/>
      <style:text-properties fo:font-size="12pt" style:font-size-asian="12pt" style:font-size-complex="12pt"/>
    </style:style>
    <style:style style:name="P6" style:family="paragraph" style:parent-style-name="Standard" style:list-style-name="WW8Num4">
      <style:paragraph-properties fo:margin-top="0in" fo:margin-bottom="0in" fo:line-height="100%"/>
      <style:text-properties fo:font-size="12pt" style:font-size-asian="12pt" style:font-size-complex="12pt"/>
    </style:style>
    <style:style style:name="P7" style:family="paragraph" style:parent-style-name="Standard" style:list-style-name="WW8Num7">
      <style:paragraph-properties fo:margin-top="0in" fo:margin-bottom="0in" fo:line-height="100%"/>
      <style:text-properties fo:font-size="12pt" style:font-size-asian="12pt" style:font-size-complex="12pt"/>
    </style:style>
    <style:style style:name="P8" style:family="paragraph" style:parent-style-name="Standard" style:master-page-name="Standard">
      <style:paragraph-properties fo:margin-top="0in" fo:margin-bottom="0in" fo:line-height="100%" style:page-number="auto"/>
      <style:text-properties fo:font-size="12pt" style:font-size-asian="12pt" style:font-size-complex="12pt"/>
    </style:style>
    <style:style style:name="T1" style:family="text">
      <style:text-properties style:font-name-complex="Calibri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name-complex="Calibri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НЕКРОЗ</text:p>
      <text:list xml:id="list736403310" text:style-name="WW8Num6">
        <text:list-item>
          <text:p text:style-name="P5">Коагуляционный<text:span text:style-name="T1"> </text:span>(сухой)</text:p>
        </text:list-item>
      </text:list>
      <text:p text:style-name="P1">а)<text:span text:style-name="T1"> </text:span>казеозный<text:span text:style-name="T1"> </text:span>(творожистый)</text:p>
      <text:p text:style-name="P1">б)<text:span text:style-name="T1"> </text:span>фибриноидный</text:p>
      <text:p text:style-name="P1">в)<text:span text:style-name="T1"> </text:span>инфаркт</text:p>
      <text:p text:style-name="P1">г)<text:span text:style-name="T1"> </text:span>жировой<text:span text:style-name="T1"> </text:span>ферментный</text:p>
      <text:p text:style-name="P1">д)<text:span text:style-name="T1"> </text:span>гангрена</text:p>
      <text:p text:style-name="P2">-<text:span text:style-name="T1"> </text:span>сухая</text:p>
      <text:p text:style-name="P2">-<text:span text:style-name="T1"> </text:span>влажная</text:p>
      <text:p text:style-name="P2">-<text:span text:style-name="T1"> </text:span>газовая</text:p>
      <text:list xml:id="list903441221" text:continue-numbering="true" text:style-name="WW8Num6">
        <text:list-item>
          <text:p text:style-name="P5">Колликвационный<text:span text:style-name="T1"> </text:span>(влажный)</text:p>
        </text:list-item>
      </text:list>
      <text:p text:style-name="P4"/>
      <text:p text:style-name="P4">НАРУШЕНИЕ<text:span text:style-name="T1"> </text:span>КРОВООБРАЩЕНИЯ</text:p>
      <text:list xml:id="list958022529" text:style-name="WW8Num4">
        <text:list-item>
          <text:p text:style-name="P6">Артериальная<text:span text:style-name="T1"> </text:span>гиперемия</text:p>
        </text:list-item>
      </text:list>
      <text:p text:style-name="P1">а)<text:span text:style-name="T1"> </text:span>физиологическая</text:p>
      <text:p text:style-name="P1">б)<text:span text:style-name="T1"> </text:span>эмоциональная</text:p>
      <text:p text:style-name="P1">в)<text:span text:style-name="T1"> </text:span>патологическая</text:p>
      <text:p text:style-name="P2">-<text:span text:style-name="T1"> </text:span>нейрогенная<text:span text:style-name="T1"> </text:span>(нейротоническая<text:span text:style-name="T1"> </text:span>и<text:span text:style-name="T1"> </text:span>нейропаралитическая)</text:p>
      <text:p text:style-name="P2">-<text:span text:style-name="T1"> </text:span>миогенная</text:p>
      <text:list xml:id="list1590895530" text:continue-numbering="true" text:style-name="WW8Num4">
        <text:list-item>
          <text:p text:style-name="P6">Венозная<text:span text:style-name="T1"> </text:span>гиперемия</text:p>
        </text:list-item>
        <text:list-item>
          <text:p text:style-name="P6">Ишемия.<text:span text:style-name="T1"> </text:span>Пределы<text:span text:style-name="T1"> </text:span>микроциркуляторного<text:span text:style-name="T1"> </text:span>русла.<text:span text:style-name="T1"> </text:span>Инфаркт.</text:p>
        </text:list-item>
        <text:list-item>
          <text:p text:style-name="P6">Эмболия</text:p>
        </text:list-item>
      </text:list>
      <text:p text:style-name="P1">а)<text:span text:style-name="T1"> </text:span>экзогенная</text:p>
      <text:p text:style-name="P1">б)<text:span text:style-name="T1"> </text:span>эндогенная.<text:span text:style-name="T1"> </text:span>Понятие<text:span text:style-name="T1"> </text:span>о<text:span text:style-name="T1"> </text:span>тромбе.</text:p>
      <text:list xml:id="list1519696217" text:continue-numbering="true" text:style-name="WW8Num4">
        <text:list-item>
          <text:p text:style-name="P6">Кровотечения</text:p>
        </text:list-item>
      </text:list>
      <text:p text:style-name="P3"/>
      <text:p text:style-name="P4">ПРОЦЕССЫ<text:span text:style-name="T1"> </text:span>АДАПТАЦИИ<text:span text:style-name="T1"> </text:span>И<text:span text:style-name="T1"> </text:span>КОМПЕНСАЦИИ</text:p>
      <text:list xml:id="list1619268909" text:style-name="WW8Num7">
        <text:list-item>
          <text:p text:style-name="P7">Атрофия</text:p>
        </text:list-item>
        <text:list-item>
          <text:p text:style-name="P7">Гипертрофия</text:p>
        </text:list-item>
        <text:list-item>
          <text:p text:style-name="P7">Организация</text:p>
        </text:list-item>
        <text:list-item>
          <text:p text:style-name="P7">Перестройка<text:span text:style-name="T1"> </text:span>тканей</text:p>
        </text:list-item>
      </text:list>
      <text:p text:style-name="P1">а)<text:span text:style-name="T1"> </text:span>гиперплазия</text:p>
      <text:p text:style-name="P1">б)<text:span text:style-name="T1"> </text:span>регенерация</text:p>
      <text:p text:style-name="P1">в)<text:span text:style-name="T1"> </text:span>гистологическая<text:span text:style-name="T1"> </text:span>аккомодация</text:p>
      <text:list xml:id="list310256510" text:continue-numbering="true" text:style-name="WW8Num7">
        <text:list-item>
          <text:p text:style-name="P7">Метаплазия</text:p>
        </text:list-item>
        <text:list-item>
          <text:p text:style-name="P7">Дисплазия</text:p>
        </text:list-item>
        <text:list-item>
          <text:p text:style-name="P7">Аплазия,<text:span text:style-name="T1"> </text:span>гипоплазия<text:span text:style-name="T1"> – </text:span>патология<text:span text:style-name="T1"> </text:span>развития.</text:p>
        </text:list-item>
      </text:list>
      <text:p text:style-name="P3"/>
      <text:p text:style-name="P4">Стадии<text:span text:style-name="T1"> </text:span>компенсаци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ru" fo:country="RU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Абзац_20_списка" style:display-name="Абзац списка" style:family="paragraph" style:parent-style-name="Standard">
      <style:paragraph-properties fo:margin-left="0.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1pt" style:font-size-asian="11pt" style:font-size-complex="11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1pt" style:font-size-asian="11pt" style:font-size-complex="11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-complex="Calibri"/>
    </style:style>
    <style:page-layout style:name="Mpm1">
      <style:page-layout-properties fo:page-width="8.2681in" fo:page-height="11.6929in" style:num-format="1" style:print-orientation="portrait" fo:margin-top="0.4917in" fo:margin-bottom="0.7874in" fo:margin-left="1.1811in" fo:margin-right="0.5902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bottom="0.2571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Header">2<text:span text:style-name="MT1"> </text:span>ЛЕКЦИЯ</text:p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e</meta:initial-creator>
    <meta:creation-date>2010-08-16T16:18:00</meta:creation-date>
    <dc:creator>Mikhail Veltishchev</dc:creator>
    <dc:date>2013-07-04T22:39:24</dc:date>
    <meta:editing-cycles>9</meta:editing-cycles>
    <meta:editing-duration>PT2H35M</meta:editing-duration>
    <meta:document-statistic meta:table-count="0" meta:image-count="0" meta:object-count="0" meta:page-count="1" meta:paragraph-count="37" meta:word-count="97" meta:character-count="707" meta:non-whitespace-character-count="661"/>
    <meta:generator>LibreOffice/3.4$Unix LibreOffice_project/340m1$Build-602</meta:generator>
    <meta:user-defined meta:name="Info 1"/>
    <meta:user-defined meta:name="Info 2"/>
    <meta:user-defined meta:name="Info 3"/>
    <meta:user-defined meta:name="Info 4"/>
  </office:meta>
</office:document-meta>
</file>